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876810327072506956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32478686535412642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957221378216490829"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69684625566108733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06711108884079680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93824391530434485"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24680594060285695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41760746585917832"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239304" text:continue-list="list124680594060285695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83769811926624160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24426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25248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258474"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258530"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251310"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96413074487760510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697492399081745468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12170459715210331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235082"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024783997236751567"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13197288201927073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36303491403078310" text:style-name="L15">
        <text:list-item>
          <text:list>
            <text:list-header>
              <text:p text:style-name="P182">1.5 miles averaging about 9:40/mile and rest 1 min</text:p>
            </text:list-header>
          </text:list>
        </text:list-item>
      </text:list>
      <text:p text:style-name="P24">1 mile in 8:26 and rest 2 min</text:p>
      <text:list xml:id="list6126174196232400852"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22490879390704605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264225"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1272192164920717572"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96158183987984346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70629434488976902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261199" text:continue-list="list6961581839879843460" text:style-name="L19">
        <text:list-item>
          <text:list>
            <text:list-header>
              <text:p text:style-name="P186">(Pace*HR)=1240</text:p>
            </text:list-header>
          </text:list>
        </text:list-item>
      </text:list>
      <text:list xml:id="list39254574" text:continue-list="list1272192164920717572" text:style-name="L18">
        <text:list-item>
          <text:list>
            <text:list-header>
              <text:p text:style-name="P185">2 miles at 10:46/mile Ave HR= 121 bpm and rest a few minutes</text:p>
            </text:list-header>
          </text:list>
        </text:list-item>
      </text:list>
      <text:list xml:id="list39248840" text:continue-list="list39261199"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24973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23810720735767027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636865157951106058"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4508526461538961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822984008853132545"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035171036327713677"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6413483823218875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26413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24919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55892088907750159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9354731070437605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179353155209044028"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30591305015053614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2868320470071392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88297300607486750" text:style-name="L32">
        <text:list-item>
          <text:list>
            <text:list-header>
              <text:p text:style-name="P196">0.25 miles in 2:54</text:p>
              <text:p text:style-name="P196">1 mile in 9:21 going faster as I ran and ending at around 8:30 pace</text:p>
            </text:list-header>
          </text:list>
        </text:list-item>
      </text:list>
      <text:list xml:id="list435366859756220319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6417453981242311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502491442837443843"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988283686596765440"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012218087362117849"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30T19:00:16.21</dc:date>
    <dc:creator>James Lombardi</dc:creator>
    <meta:editing-duration>P24DT20H59M9S</meta:editing-duration>
    <meta:editing-cycles>1962</meta:editing-cycles>
    <meta:generator>OpenOffice/4.1.2$Win32 OpenOffice.org_project/412m3$Build-9782</meta:generator>
    <meta:document-statistic meta:table-count="0" meta:image-count="9" meta:object-count="0" meta:page-count="196" meta:paragraph-count="5682" meta:word-count="61492" meta:character-count="315153"/>
  </office:meta>
</office:document-meta>
</file>